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style:style>
    <style:style style:name="T1"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 texto faz uma comparação entre o trabalho dos cientistas e atividades como caça e pesca, enfatizando o fato de que todos são membros do mesmo "clube" de busca e descoberta. Ele propõe que ao descobrir essa conexão, os cientistas podem obter uma perspectiva mais emocionante, bem como uma dose extra de sabedoria, paciência e humildade.<text:line-break/>Os pescadores usam fios para construir redes, enquanto os cientistas usam palavras para construir teorias. Essas teorias são essenciais para compreender e "capturar" os fenômenos que acontecem na vida real.<text:line-break/>O texto enfatiza que as redes, sejam elas dos cientistas ou dos pescadores, não caem do céu; eles precisam ser construídos. Um cientista conhece os fenômenos que estuda da mesma forma que um caçador sabe dos hábitos dos animais que caça, o que lhe permite antecipar e preparar armadilhas para melhor compreendê-los.<text:line-break/>O texto enfatiza que o conhecimento e a compreensão são essenciais para o sucesso em qualquer empreendimento, seja científico, de caça ou de pesca, ao propor que o cientista é como um pescador lançando redes no mar infinito da realidade.<text:line-break/>O texto prossegue discutindo as semelhanças e diferenças entre o trabalho dos cientistas e o de detetives, caçadores e pescadores. Destaca que o conhecimento que esses profissionais têm sobre o comportamento de suas presas ou entidades de estudo é fundamental para o sucesso de seus projetos.<text:line-break/>As redes teóricas que os cientistas usam para capturar os fenômenos que lhes interessam são comparadas com as teorias. O tamanho das malhas afeta a eficácia dessas redes: redes com malhas largas capturam mais fenômenos, enquanto redes com malhas mais estreitas são mais seletivas.<text:line-break/>O texto enfatiza que toda teoria inclui uma avaliação prévia de quais elementos são considerados importantes e dignos de atenção. Como exemplo, ele cita as redes de Galileu, que ignoravam os sentidos como som, cor, cheiro e gosto, concentrando-se apenas na realidade objetiva. Destaca também o caso da física do século XIX, que acreditava na existência do éter para explicar a propagação da luz, mas que, depois de experimentos ineficazes, deixou de acreditar na existência.</text:p>
      <text:p text:style-name="Standard"><text:span text:style-name="T1">Além disso, o texto critica a psicologia tradicional por se concentrar apenas nos fenômenos racionais e conscientes e ignorar as facetas consideradas perturbações. Essa visão limitada pode ser comparada ao comportamento de um ouvinte de música que se concentra na música ignorando os ruídos de ondas curtas em sua rádio. No entanto, se outro ouvinte soubesse o código morse, ele poderia entender uma mensagem importante nesses ruídos.<text:line-break/>O texto discute as diferenças na aplicação das teorias nas ciências físicas e biológicas e aborda a complexidade das variáveis na natureza e na cultura humanas.<text:line-break/>Os tipos de entidades nas ciências físicas e químicas são uniformes e previsíveis em seu comportamento. Por exemplo, independentemente das circunstâncias, a luz sempre se comporta como uma onda ou uma partícula, e o ácido sulfúrico sempre é ácido sulfúrico. Isso torna a aplicação de teorias nessas áreas mais fácil, tornando a pesquisa mais semelhante à elaboração e teste de receitas culinárias, onde a uniformidade e a qualidade dos ingredientes são garantidas.<text:line-break/>Mas a variabilidade surge da uniformidade na biologia. Certas pessoas, como samambaias e cães, têm uma identidade única em diferentes ambientes, mas sua expressão e comportamento podem variar muito. Isso é ainda mais evidente quando se considera os seres humanos, pois, embora pertençam à mesma espécie, possuem uma variedade incrível de comportamentos, emoções e manifestações culturais. A capacidade humana de criar novos temas e variações é responsável por essa diversidade, que contribui para a complexidade e riqueza da cultura humana.<text:line-break/>Os seres humanos têm a capacidade única de escolher e criar suas identidades e destinos, ao contrário do mundo biológico, onde as formas de vida são geralmente </text:span><text:soft-page-break/><text:span text:style-name="T1">estáveis e previsíveis. Esse poder de escolha torna as pessoas únicas e os sujeita a uma variedade de experiências, desde alegria e criatividade até sofrimento e sofrimento.<text:line-break/>O texto critica a analogia das redes anteriores, dizendo que os cientistas muitas vezes precisam de resultados precisos e específicos, algo que as redes não podem fornecer devido à quantidade de resultados inesperados e indesejáveis que podem trazer. Em vez disso, pense em comparar os métodos de pesquisa aos anzóis, pois ambos determinam os resultados da pesquisa e o tipo de peixe que será pescado pelo tamanho do anzol.<text:line-break/>Os métodos de pesquisa são considerados capazes de prever quais resultados serão esperados; portanto, diferentes metodologias de pesquisa produzirão resultados que validarão as hipóteses fundamentais. Por exemplo, uma pesquisa conduzida com metodologia comportamentalista na psicologia tende a produzir resultados que apoiam o behaviorismo. Por outro lado, uma pesquisa conduzida com metodologia marxista nas ciências sociais tende a produzir resultados que apoiam o marxismo. Isso levanta dúvidas sobre se a pesquisa científica é objetiva e como as premissas ideológicas afetam os métodos de pesquisa.<text:line-break/>As citações adicionais discutem a relação entre as premissas científicas e os métodos de pesquisa, enfatizando que os métodos são determinados pelas premissas e vice-versa. Além disso, eles destacam que a metodologia da pesquisa não é apenas uma questão técnica; em vez disso, ela está envolvida em conceitos e ideologias que moldam a condução e interpretação da pesquisa.<text:line-break/>O texto discute como as ciências físicas e biológicas diferem em relação à uniformidade dos fenômenos observados. Independentemente das circunstâncias, os tipos de entidades nas ciências físicas, como a física e a química, são previsíveis e uniformes em seu comportamento. Por exemplo, a luz e o ácido sulfúrico se comportam de forma semelhante em todo o mundo. Essa uniformidade facilita o uso de métodos científicos e a obtenção de resultados precisos e consistentes, como o cumprimento de uma receita culinária.<text:line-break/>Por outro lado, devido à variabilidade que existe em todos os seres vivos, a biologia torna as coisas mais complicadas. Todos os samambaias, cães e até mesmo seres humanos pertencem a suas respectivas espécies em todo o mundo, mas há uma grande variedade de características e comportamentos diferentes. Na biologia, a natureza parece "brincar de compor", oferecendo um tema sobre o qual são construídas inúmeras variações, enquanto nas ciências físicas existe uma "normalidade".<text:line-break/>Devido à capacidade única dos seres humanos de criar cultura e criar novos temas, essa variabilidade é ainda mais evidente no nível humano. Os humanos são excepcionalmente distintos devido à sua liberdade de escolha. Eles podem experimentar uma variedade de emoções e comportamentos, desde a criação de arte até o sacrifício, a revolução e, em casos extremos, o suicídio.<text:line-break/>Em resumo, o texto contrasta a uniformidade das ciências físicas com a complexidade e a diversidade da vida biológica e humana. Essa variabilidade é vista como um aspecto trágico e grandioso da condição humana, pois permite uma variedade de experiências e expressões.<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09:38:56.008243496</meta:creation-date>
    <dc:date>2024-04-21T10:09:29.687239285</dc:date>
    <meta:editing-duration>PT3S</meta:editing-duration>
    <meta:editing-cycles>1</meta:editing-cycles>
    <meta:document-statistic meta:table-count="0" meta:image-count="0" meta:object-count="0" meta:page-count="2" meta:paragraph-count="2" meta:word-count="1106" meta:character-count="7117" meta:non-whitespace-character-count="6012"/>
    <meta:generator>LibreOffice/7.3.7.2$Linux_X86_64 LibreOffice_project/30$Build-2</meta:generator>
  </office:meta>
</office:document-meta>
</file>